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09/2021</text:span></text:p>
      <text:p text:style-name="P9"/>
      <text:p text:style-name="P10">RECIBI CONFORME</text:p>
      <text:p text:style-name="P9"/>
      <text:p text:style-name="P11">CLIENTE: CARDENAS CHANCO, ROXANA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NEGR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S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CARDENAS CHANCO ROXA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23:22:1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